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2ED300003E6E0C37678B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Harmonogramprac" style:family="table">
      <style:table-properties style:width="6.9271in" fo:margin-left="0in" fo:margin-right="-0.0021in" table:align="margins"/>
    </style:style>
    <style:style style:name="Harmonogramprac.A" style:family="table-column">
      <style:table-column-properties style:column-width="5.4167in" style:rel-column-width="7800*"/>
    </style:style>
    <style:style style:name="Harmonogramprac.B" style:family="table-column">
      <style:table-column-properties style:column-width="1.5104in" style:rel-column-width="2175*"/>
    </style:style>
    <style:style style:name="Harmonogramprac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Harmonogramprac.B1" style:family="table-cell">
      <style:table-cell-properties fo:padding="0.0382in" fo:border="0.0007in solid #000000"/>
    </style:style>
    <style:style style:name="Harmonogramprac.A2" style:family="table-cell">
      <style:table-cell-properties fo:padding="0.0382in" fo:border-left="0.0007in solid #000000" fo:border-right="none" fo:border-top="none" fo:border-bottom="0.0007in solid #000000"/>
    </style:style>
    <style:style style:name="Harmonogramprac.B2" style:family="table-cell" style:data-style-name="N16036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 style:list-style-name="L2"/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able_20_Contents">
      <style:paragraph-properties fo:text-align="center" style:justify-single-word="false"/>
    </style:style>
    <style:style style:name="fr1" style:family="graphic" style:parent-style-name="Graphics">
      <style:graphic-properties fo:margin-left="0in" fo:margin-right="0in" fo:margin-top="0in" fo:margin-bottom="0in" style:run-through="foreground" style:wrap="dynamic" style:number-wrapped-paragraphs="no-limit" style:wrap-contour="false"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16036" number:language="pl" number:country="PL">
      <number:day/>
      <number:text>.</number:text>
      <number:month number:style="long"/>
      <number:text>.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"Efekt GreenScreen w układzie logiki programowalnej" - szkic projektu</text:p>
      <text:h text:style-name="Heading_20_1" text:outline-level="1">1. Opis projektu</text:h>
      <text:p text:style-name="P2">Celem naszego projektu jest implementacja prostego modułu produkcji żywego obrazu z efektem “green screen”. Obraz odbierać będziemy z kamery D5M dołączonej do zestawu DE2-70 przez 40-pinowy Expansion Header, następnie obraz zostanie przetworzony przez zaimplementowany moduł tak by zielone tło zastąpić statycznym obrazem wgranym w układ, następnie obraz zostanie wyświetlony za pośrednictwem portu VGA na podłączony monitor.</text:p>
      <text:p text:style-name="Text_20_body"><text:s/></text:p>
      <text:h text:style-name="Heading_20_1" text:outline-level="1">2. Wstępny harmonogram prac</text:h>
      <table:table table:name="Harmonogramprac" table:style-name="Harmonogramprac">
        <table:table-column table:style-name="Harmonogramprac.A"/>
        <table:table-column table:style-name="Harmonogramprac.B"/>
        <table:table-row>
          <table:table-cell table:style-name="Harmonogramprac.A1" office:value-type="string">
            <text:p text:style-name="Table_20_Heading">Milestone</text:p>
          </table:table-cell>
          <table:table-cell table:style-name="Harmonogramprac.B1" office:value-type="string">
            <text:p text:style-name="Table_20_Heading">Data</text:p>
          </table:table-cell>
        </table:table-row>
        <table:table-row>
          <table:table-cell table:style-name="Harmonogramprac.A2" office:value-type="string">
            <text:p text:style-name="Table_20_Contents">Uruchomienie projektu demonstracyjnego</text:p>
          </table:table-cell>
          <table:table-cell table:style-name="Harmonogramprac.B2" office:value-type="date" office:date-value="2015-10-21">
            <text:p text:style-name="P3">21.10.2015</text:p>
          </table:table-cell>
        </table:table-row>
        <table:table-row>
          <table:table-cell table:style-name="Harmonogramprac.A2" office:value-type="string">
            <text:p text:style-name="Table_20_Contents">Zaimplementowanie modułu VGA</text:p>
          </table:table-cell>
          <table:table-cell table:style-name="Harmonogramprac.B2" office:value-type="date" office:date-value="2015-10-28">
            <text:p text:style-name="P3">28.10.2015</text:p>
          </table:table-cell>
        </table:table-row>
        <table:table-row>
          <table:table-cell table:style-name="Harmonogramprac.A2" office:value-type="string">
            <text:p text:style-name="Table_20_Contents">Moduł odbioru obrazu I kontroler pamięci</text:p>
          </table:table-cell>
          <table:table-cell table:style-name="Harmonogramprac.B2" office:value-type="date" office:date-value="2015-11-11">
            <text:p text:style-name="P3">11.11.2015</text:p>
          </table:table-cell>
        </table:table-row>
        <table:table-row>
          <table:table-cell table:style-name="Harmonogramprac.A2" office:value-type="string">
            <text:p text:style-name="Table_20_Contents">Integracja modułu odbioru obrazu I kontrolera pamięci z modułem wyświetlającym</text:p>
          </table:table-cell>
          <table:table-cell table:style-name="Harmonogramprac.B2" office:value-type="date" office:date-value="2015-11-18">
            <text:p text:style-name="P3">18.11.2015</text:p>
          </table:table-cell>
        </table:table-row>
        <table:table-row>
          <table:table-cell table:style-name="Harmonogramprac.A2" office:value-type="string">
            <text:p text:style-name="Table_20_Contents">Moduł przetwarzania obrazu</text:p>
          </table:table-cell>
          <table:table-cell table:style-name="Harmonogramprac.B2" office:value-type="date" office:date-value="2015-11-25">
            <text:p text:style-name="P3">25.11.2015</text:p>
          </table:table-cell>
        </table:table-row>
        <table:table-row>
          <table:table-cell table:style-name="Harmonogramprac.A2" office:value-type="string">
            <text:p text:style-name="Table_20_Contents">Integracja całości i testowanie</text:p>
          </table:table-cell>
          <table:table-cell table:style-name="Harmonogramprac.B2" office:value-type="date" office:date-value="2015-12-02">
            <text:p text:style-name="P3">2.12.2015</text:p>
          </table:table-cell>
        </table:table-row>
        <table:table-row>
          <table:table-cell table:style-name="Harmonogramprac.A2" office:value-type="string">
            <text:p text:style-name="Table_20_Contents">Oddanie projektu</text:p>
          </table:table-cell>
          <table:table-cell table:style-name="Harmonogramprac.B2" office:value-type="date" office:date-value="2015-12-16">
            <text:p text:style-name="P3">16.12.2015</text:p>
          </table:table-cell>
        </table:table-row>
      </table:table>
      <text:p text:style-name="Text_20_body"/>
      <text:h text:style-name="Heading_20_1" text:outline-level="1"><draw:frame draw:style-name="fr2" draw:name="grafika2" text:anchor-type="paragraph" svg:x="4.5252in" svg:y="0.2043in" svg:width="2.0425in" svg:height="2.7362in" draw:z-index="1"><draw:image xlink:href="Pictures/2000000700002ED300003E6E0C37678B.svm" xlink:type="simple" xlink:show="embed" xlink:actuate="onLoad"/></draw:frame>3. Używany sprzęt</text:h>
      <text:list xml:id="list2685234911309874554" text:style-name="L2">
        <text:list-item>
          <text:p text:style-name="P1">Altera DE2-70 Board </text:p>
        </text:list-item>
        <text:list-item>
          <text:p text:style-name="P1">TRDB-D5M 5MP Digital Camera Development Kit</text:p>
        </text:list-item>
        <text:list-item>
          <text:p text:style-name="P1">Wyświetlacz z interfejsem VGA</text:p>
          <text:p text:style-name="P1"><draw:frame draw:style-name="fr1" draw:name="grafika1" text:anchor-type="char" svg:x="0.4339in" svg:y="0.0591in" svg:width="3.5602in" svg:height="2.2173in" draw:z-index="0"><draw:image xlink:href="http://www.terasic.com.tw/attachment/archive/226/image/DE2-70_500_pic_en.jpg" xlink:type="simple" xlink:show="embed" xlink:actuate="onLoad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afał Grabiański</meta:initial-creator>
    <meta:creation-date>2015-10-21T14:29:23.01</meta:creation-date>
    <dc:date>2015-10-21T15:27:34.38</dc:date>
    <dc:creator>Rafał Grabiański</dc:creator>
    <meta:editing-duration>PT58M18S</meta:editing-duration>
    <meta:editing-cycles>4</meta:editing-cycles>
    <meta:generator>OpenOffice/4.1.1$Win32 OpenOffice.org_project/411m6$Build-9775</meta:generator>
    <meta:document-statistic meta:table-count="1" meta:image-count="2" meta:object-count="0" meta:page-count="1" meta:paragraph-count="25" meta:word-count="131" meta:character-count="989"/>
  </office:meta>
</office:document-meta>
</file>